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vertical-align="top"/>
      <style:text-properties style:font-name="Times New Roman" fo:font-size="11pt" fo:font-weight="normal"/>
    </style:style>
    <style:style style:name="ce2" style:family="table-cell" style:parent-style-name="Default">
      <style:text-properties style:font-name="Times New Roman" fo:font-size="11pt" fo:font-weight="normal"/>
    </style:style>
    <style:style style:name="ce3" style:family="table-cell" style:parent-style-name="Default" style:data-style-name="N107">
      <style:table-cell-properties style:text-align-source="fix" style:repeat-content="false" style:vertical-align="top"/>
      <style:paragraph-properties fo:text-align="center"/>
      <style:text-properties style:font-name="Times New Roman" fo:font-size="11pt" fo:font-weight="normal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/>
      <style:text-properties style:font-name="Times New Roman" fo:font-size="11pt" fo:font-weight="normal"/>
    </style:style>
    <style:style style:name="ce5" style:family="table-cell" style:parent-style-name="Default">
      <style:text-properties style:font-name="Times New Roman" fo:font-size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fo:font-weight="normal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style:font-name="Times New Roman" fo:font-size="11pt" fo:font-weight="normal"/>
    </style:style>
    <style:style style:name="ce8" style:family="table-cell" style:parent-style-name="Default" style:data-style-name="N2">
      <style:table-cell-properties fo:wrap-option="wrap"/>
      <style:text-properties style:font-name="Times New Roman" fo:font-size="11pt" fo:font-weight="normal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Times New Roman" fo:font-size="11pt" fo:font-weight="bold"/>
    </style:style>
    <style:style style:name="ce11" style:family="table-cell" style:parent-style-name="Default" style:data-style-name="N106">
      <style:text-properties style:font-name="Times New Roman" fo:font-size="11pt" fo:font-weight="normal"/>
    </style:style>
    <style:style style:name="ce12" style:family="table-cell" style:parent-style-name="Default" style:data-style-name="N106">
      <style:text-properties fo:color="#000000" style:text-outline="false" style:text-line-through-style="none" style:font-name="Times New Roman" fo:font-size="11pt" fo:font-style="normal" fo:text-shadow="none" style:text-underline-style="none" fo:font-weight="normal" style:text-underline-mode="continuous" style:text-overline-mode="continuous" style:text-line-through-mode="continuous" style:font-size-asian="15pt" style:font-style-asian="normal" style:font-weight-asian="normal" style:font-size-complex="15pt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row table:style-name="ro1">
          <table:table-cell table:style-name="ce1"/>
          <table:table-cell table:style-name="Default" table:number-columns-repeated="5"/>
        </table:table-row>
        <table:table-row table:style-name="ro1">
          <table:table-cell table:style-name="ce1" office:value-type="string">
            <text:p>Gegenstandswert</text:p>
          </table:table-cell>
          <table:table-cell table:number-columns-repeated="2"/>
          <table:table-cell table:style-name="ce8"/>
          <table:table-cell table:style-name="ce11" office:value-type="currency" office:currency="EUR" office:value="500">
            <text:p>500,00 €</text:p>
          </table:table-cell>
          <table:table-cell/>
        </table:table-row>
        <table:table-row table:style-name="ro1">
          <table:table-cell table:style-name="ce2"/>
          <table:table-cell/>
          <table:table-cell table:style-name="ce6"/>
          <table:table-cell table:number-columns-repeated="3"/>
        </table:table-row>
        <table:table-row table:style-name="ro1">
          <table:table-cell table:style-name="ce3" office:value-type="float" office:value="1.3">
            <text:p>1,3</text:p>
          </table:table-cell>
          <table:table-cell office:value-type="string">
            <text:p>Gebühr aus</text:p>
          </table:table-cell>
          <table:table-cell table:style-name="ce7" table:formula="of:=[.E2]" office:value-type="currency" office:currency="EUR" office:value="500">
            <text:p>500,00 €</text:p>
          </table:table-cell>
          <table:table-cell office:value-type="string">
            <text:p>Verfahrensgebühr gem. 3100 VV RVG</text:p>
          </table:table-cell>
          <table:table-cell/>
          <table:table-cell table:style-name="ce12" table:formula="of:=(IF([.C4]&lt;=0;0;IF([.C4]&lt;2000.01;ROUNDDOWN(([.C4]-0.01)/500)*35+45;IF([.C4]&lt;10000.01;ROUNDDOWN(([.C4]-2000.01)/1000)*51+150+51;IF([.C4]&lt;25000.01;ROUNDDOWN(([.C4]-10000.01)/3000)*46+558+46;IF([.C4]&lt;50000.01;ROUNDDOWN(([.C4]-25000.01)/5000)*75+788+75;IF([.C4]&lt;200000.01;ROUNDDOWN(([.C4]-50000.01)/15000)*85+1163+85;IF([.C4]&lt;500000.01;ROUNDDOWN(([.C4]-200000.01)/30000)*120+2013+120;ROUNDDOWN(([.C4]-500000.01)/50000)*150+3213+150))))))))*[.A4]" office:value-type="currency" office:currency="EUR" office:value="58.5">
            <text:p>58,50 €</text:p>
          </table:table-cell>
        </table:table-row>
        <table:table-row table:style-name="ro2">
          <table:table-cell table:style-name="ce3" office:value-type="float" office:value="1.2">
            <text:p>1,2</text:p>
          </table:table-cell>
          <table:table-cell office:value-type="string">
            <text:p>Gebühr aus</text:p>
          </table:table-cell>
          <table:table-cell table:style-name="ce7" table:formula="of:=[.C4]" office:value-type="currency" office:currency="EUR" office:value="500">
            <text:p>500,00 €</text:p>
          </table:table-cell>
          <table:table-cell table:style-name="ce9" office:value-type="string">
            <text:p>Terminsgebühr gem. 3104 VV RVG</text:p>
          </table:table-cell>
          <table:table-cell/>
          <table:table-cell table:style-name="ce12" table:formula="of:=(IF([.C5]&lt;=0;0;IF([.C5]&lt;2000.01;ROUNDDOWN(([.C5]-0.01)/500)*35+45;IF([.C5]&lt;10000.01;ROUNDDOWN(([.C5]-2000.01)/1000)*51+150+51;IF([.C5]&lt;25000.01;ROUNDDOWN(([.C5]-10000.01)/3000)*46+558+46;IF([.C5]&lt;50000.01;ROUNDDOWN(([.C5]-25000.01)/5000)*75+788+75;IF([.C5]&lt;200000.01;ROUNDDOWN(([.C5]-50000.01)/15000)*85+1163+85;IF([.C5]&lt;500000.01;ROUNDDOWN(([.C5]-200000.01)/30000)*120+2013+120;ROUNDDOWN(([.C5]-500000.01)/50000)*150+3213+150))))))))*[.A5]" office:value-type="currency" office:currency="EUR" office:value="54">
            <text:p>54,00 €</text:p>
          </table:table-cell>
        </table:table-row>
        <table:table-row table:style-name="ro1">
          <table:table-cell table:style-name="ce3" office:value-type="float" office:value="0">
            <text:p>0,0</text:p>
          </table:table-cell>
          <table:table-cell office:value-type="string">
            <text:p>Gebühr aus</text:p>
          </table:table-cell>
          <table:table-cell table:style-name="ce7" table:formula="of:=[.C5]" office:value-type="currency" office:currency="EUR" office:value="500">
            <text:p>500,00 €</text:p>
          </table:table-cell>
          <table:table-cell table:style-name="ce9" office:value-type="string">
            <text:p>Einigungsgebühr gem. 1003 VV RVG</text:p>
          </table:table-cell>
          <table:table-cell/>
          <table:table-cell table:style-name="ce12" table:formula="of:=(IF([.C6]&lt;=0;0;IF([.C6]&lt;2000.01;ROUNDDOWN(([.C6]-0.01)/500)*35+45;IF([.C6]&lt;10000.01;ROUNDDOWN(([.C6]-2000.01)/1000)*51+150+51;IF([.C6]&lt;25000.01;ROUNDDOWN(([.C6]-10000.01)/3000)*46+558+46;IF([.C6]&lt;50000.01;ROUNDDOWN(([.C6]-25000.01)/5000)*75+788+75;IF([.C6]&lt;200000.01;ROUNDDOWN(([.C6]-50000.01)/15000)*85+1163+85;IF([.C6]&lt;500000.01;ROUNDDOWN(([.C6]-200000.01)/30000)*120+2013+120;ROUNDDOWN(([.C6]-500000.01)/50000)*150+3213+150))))))))*[.A6]" office:value-type="currency" office:currency="EUR" office:value="0">
            <text:p>0,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Auslagenpauschale gem. 7002 VV RVG </text:p>
          </table:table-cell>
          <table:table-cell table:number-columns-repeated="3"/>
          <table:table-cell table:style-name="ce11" table:formula="of:=IF(SUM([.F4:.F7])*0.2&lt;20;SUM([.F4:.F7])*0.2;20)" office:value-type="currency" office:currency="EUR" office:value="20">
            <text:p>20,00 €</text:p>
          </table:table-cell>
        </table:table-row>
        <table:table-row table:style-name="ro1">
          <table:table-cell/>
          <table:table-cell office:value-type="string">
            <text:p>Zwischensumme</text:p>
          </table:table-cell>
          <table:table-cell table:number-columns-repeated="2"/>
          <table:table-cell table:formula="of:=SUM([.F4:.F8])" office:value-type="currency" office:currency="EUR" office:value="132.5">
            <text:p>132,50 €</text:p>
          </table:table-cell>
          <table:table-cell/>
        </table:table-row>
        <table:table-row table:style-name="ro1">
          <table:table-cell/>
          <table:table-cell office:value-type="string">
            <text:p>19 % Umsatzsteuer gem. 7008 VV RVG</text:p>
          </table:table-cell>
          <table:table-cell table:number-columns-repeated="3"/>
          <table:table-cell table:formula="of:=[.E9]*0.19" office:value-type="currency" office:currency="EUR" office:value="25.175">
            <text:p>25,18 €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table:number-columns-repeated="3"/>
          <table:table-cell table:style-name="ce10" office:value-type="string">
            <text:p>Gesamtbetrag</text:p>
          </table:table-cell>
          <table:table-cell table:style-name="ce10"/>
          <table:table-cell table:style-name="ce10" table:formula="of:=SUM([.F4:.F10])" office:value-type="currency" office:currency="EUR" office:value="157.675">
            <text:p>157,68 €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28.03.2015</text:date>, <text:time>20:40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a </meta:initial-creator>
    <meta:creation-date>2015-03-28T20:38:18.13</meta:creation-date>
    <dc:date>2015-03-28T20:40:42.79</dc:date>
    <dc:creator>AKa </dc:creator>
    <meta:editing-duration>PT2M25S</meta:editing-duration>
    <meta:editing-cycles>1</meta:editing-cycles>
    <meta:document-statistic meta:table-count="3" meta:cell-count="25" meta:object-count="0"/>
    <meta:generator>OpenOffice/4.1.1$Win32 OpenOffice.org_project/411m6$Build-9775</meta:generator>
  </office:meta>
</office:document-meta>
</file>